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text-properties style:font-name="Arial" fo:font-size="11.0pt" fo:color="#000000"/>
    </style:style>
    <style:style style:name="P3" style:family="paragraph" style:parent-style-name="Standard">
      <style:text-properties style:font-name="Times" fo:font-size="12.0pt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style:text-line-through-style="solid"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Retail Tests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Retail-Create</text:span></text:p>
          </table:table-cell>
          <table:table-cell table:style-name="TableCell1">
            <text:p text:style-name="P2"><text:span text:style-name="T1">Test if retail users are allowed to create accounts.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create</text:span></text:p>
            <text:p text:style-name="P2"><text:span text:style-name="T1">logout test</text:span></text:p>
            <text:p text:style-name="P2"><text:span text:style-name="T1"/></text:p>
            <text:p text:style-name="P2"><text:span text:style-name="T1"/></text:p>
          </table:table-cell>
          <table:table-cell table:style-name="TableCell1">
            <text:p text:style-name="P2"><text:span text:style-name="T1">current accounts file</text:span></text:p>
            <text:p text:style-name="P2"><text:span text:style-name="T1"/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Rejection of create command as user does not have access.</text:span></text:p>
          </table:table-cell>
        </table:table-row>
        <table:table-row>
          <table:table-cell table:style-name="TableCell1">
            <text:p text:style-name="P2"><text:span text:style-name="T1">Retail-delete</text:span></text:p>
          </table:table-cell>
          <table:table-cell table:style-name="TableCell1">
            <text:p text:style-name="P2"><text:span text:style-name="T1">Test if a retail user is allowed to delete accoun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lete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current accounts file</text:span></text:p>
            <text:p text:style-name="P2"><text:span text:style-name="T1"/></text:p>
            <text:p text:style-name="P2"><text:span text:style-name="T1"/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Rejection of delete command as user does not have access.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if a retail user can deposit a reasonable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deposit</text:span></text:p>
          </table:table-cell>
          <table:table-cell table:style-name="TableCell1">
            <text:p text:style-name="P2"><text:span text:style-name="T1">current maybe accounts file</text:span></text:p>
            <text:p text:style-name="P2"><text:span text:style-name="T1">(000001 on file)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/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deposited:</text:span></text:p>
            <text:p text:style-name="P2"><text:span text:style-name="T1">Accepts transaction.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if a retail user can deposit over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current accounts file</text:span></text:p>
            <text:p text:style-name="P2"><text:span text:style-name="T1">(000001 on file)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deposited:</text:span></text:p>
            <text:p text:style-name="P2"><text:span text:style-name="T1">Rejects amount greater than $1,000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depos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current accounts file</text:span></text:p>
            <text:p text:style-name="P2"><text:span text:style-name="T1">(000001 on file)</text:span></text:p>
          </table:table-cell>
          <table:table-cell table:style-name="TableCell1">
            <text:p text:style-name="P2"><text:span text:style-name="T1">Updated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deposited:</text:span></text:p>
            <text:p text:style-name="P2"><text:span text:style-name="T1">Either accepts or denies transaction based on how we want to handle a 0 input.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current accounts file</text:span></text:p>
            <text:p text:style-name="P2"><text:span text:style-name="T1">(000001 on file)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mount to be deposited:</text:span></text:p>
            <text:p text:style-name="P2"><text:span text:style-name="T1">deny transaction of negative amoun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deposit to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accounts file</text:span></text:p>
            <text:p text:style-name="P2"><text:span text:style-name="T1"/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reject invalid number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deposit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accounts file</text:span></text:p>
            <text:p text:style-name="P2"><text:span text:style-name="T1"/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the withdraw function on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current accounts file</text:span></text:p>
            <text:p text:style-name="P2"><text:span text:style-name="T1">(000001 on file)</text:span></text:p>
          </table:table-cell>
          <table:table-cell table:style-name="TableCell1">
            <text:p text:style-name="P2"><text:span text:style-name="T1">Updated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Accepts transaction.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the withdraw function with an amount high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current accounts file</text:span></text:p>
            <text:p text:style-name="P2"><text:span text:style-name="T1">(000001 on file)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Denied transaction greater than $1,000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withdraw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current accounts file</text:span></text:p>
            <text:p text:style-name="P2"><text:span text:style-name="T1">(000001 on file)</text:span></text:p>
          </table:table-cell>
          <table:table-cell table:style-name="TableCell1">
            <text:p text:style-name="P2"><text:span text:style-name="T1">Empty transaction summary file.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Can accept or deny, based on how we handle 0 amouts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withdraw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current accounts file</text:span></text:p>
            <text:p text:style-name="P2"><text:span text:style-name="T1">(000001 on file)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mount to be withdrawn:</text:span></text:p>
            <text:p text:style-name="P2"><text:span text:style-name="T1">deny transaction of negative amoun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withdraw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withdraw from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accounts file</text:span></text:p>
            <text:p text:style-name="P2"><text:span text:style-name="T1"/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reject invalid number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withdrawal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accounts file</text:span></text:p>
            <text:p text:style-name="P2"><text:span text:style-name="T1"/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a transfer in retail under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current accounts file</text:span></text:p>
            <text:p text:style-name="P2"><text:span text:style-name="T1">(000001 and 000002 on file)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/></text:p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Accepts transaction.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a transfer in retail with an amount great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current accounts file</text:span></text:p>
            <text:p text:style-name="P2"><text:span text:style-name="T1">(000001 and 000002 on file)</text:span></text:p>
          </table:table-cell>
          <table:table-cell table:style-name="TableCell1">
            <text:p text:style-name="P2"><text:span text:style-name="T1">Empty transaction summary file</text:span></text:p>
            <text:p text:style-name="P2"><text:span text:style-name="T1"/></text:p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Deny amount greater than $1,000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transf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current accounts file</text:span></text:p>
            <text:p text:style-name="P2"><text:span text:style-name="T1">(000001 and 000002 on file)</text:span></text:p>
          </table:table-cell>
          <table:table-cell table:style-name="TableCell1">
            <text:p text:style-name="P2"><text:span text:style-name="T1">Empty transaction summary file</text:span></text:p>
            <text:p text:style-name="P2"><text:span text:style-name="T1"/></text:p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Deny transaction of 0.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 transfer with a value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current accounts file<text:line-break/>(000001 and 000002 on file)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an account to transfer from:<text:line-break/>enter an account to transfer to:</text:span></text:p>
            <text:p text:style-name="P2"><text:span text:style-name="T1">enter an amount to be transferred:</text:span></text:p>
            <text:p text:style-name="P2"><text:span text:style-name="T1">Deny negative value.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from invalid account</text:span></text:p>
          </table:table-cell>
          <table:table-cell table:style-name="TableCell1">
            <text:p text:style-name="P2"><text:span text:style-name="T1">Test if we can transfer from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account to transfer from:</text:span></text:p>
            <text:p text:style-name="P2"><text:span text:style-name="T1">Deny invalid accoun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 to invalid account</text:span></text:p>
          </table:table-cell>
          <table:table-cell table:style-name="TableCell1">
            <text:p text:style-name="P2"><text:span text:style-name="T1">Test if we can transfer to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current accounts file</text:span></text:p>
            <text:p text:style-name="P2"><text:span text:style-name="T1">(000001 on file)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account to transfer from:</text:span></text:p>
            <text:p text:style-name="P2"><text:span text:style-name="T1">account to transfer to:</text:span></text:p>
            <text:p text:style-name="P2"><text:span text:style-name="T1">Deny invalid accoun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 immediate logout</text:span></text:p>
          </table:table-cell>
          <table:table-cell table:style-name="TableCell1">
            <text:p text:style-name="P2"><text:span text:style-name="T1">Test the response of logging out while in a transactio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account to transfer from:</text:span></text:p>
          </table:table-cell>
        </table:table-row>
      </table:table>
      <text:p text:style-name="P1"><text:span text:style-name="T1"/></text:p>
      <text:p text:style-name="P1"><text:span text:style-name="T1"/></text:p>
      <text:p text:style-name="P1"><text:span text:style-name="T1">Agent Tests</text:span></text:p>
      <text:p text:style-name="P1"><text:span text:style-name="T1"/></text:p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Agent -login</text:span></text:p>
          </table:table-cell>
          <table:table-cell table:style-name="TableCell1">
            <text:p text:style-name="P2"><text:span text:style-name="T1">check that</text:span></text:p>
            <text:p text:style-name="P2"><text:span text:style-name="T1">login is accept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None</text:span></text:p>
          </table:table-cell>
        </table:table-row>
        <table:table-row>
          <table:table-cell table:style-name="TableCell1">
            <text:p text:style-name="P2"><text:span text:style-name="T1">Agent -create</text:span></text:p>
          </table:table-cell>
          <table:table-cell table:style-name="TableCell1">
            <text:p text:style-name="P2"><text:span text:style-name="T1">Check that user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a valid account number:</text:span></text:p>
          </table:table-cell>
        </table:table-row>
        <table:table-row>
          <table:table-cell table:style-name="TableCell1">
            <text:p text:style-name="P2"><text:span text:style-name="T1">Agent -create 6 digits</text:span></text:p>
          </table:table-cell>
          <table:table-cell table:style-name="TableCell1">
            <text:p text:style-name="P2"><text:span text:style-name="T1">Check that create account is accept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logout</text:span></text:p>
            <text:p text:style-name="P2"><text:span text:style-name="T1"/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123456 000000 00000000 fifteen_digits_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lt;6 digits</text:span></text:p>
          </table:table-cell>
          <table:table-cell table:style-name="TableCell1">
            <text:p text:style-name="P2"><text:span text:style-name="T1">Check that create account is accepted,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fifteen_digits_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000001 000000 00000000 fifteen_digits_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-1234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.234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already existing</text:span></text:p>
          </table:table-cell>
          <table:table-cell table:style-name="TableCell1">
            <text:p text:style-name="P2"><text:span text:style-name="T1">Reject account number that already exis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s file with 000001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an account with that number already exists. enter a valid account number:</text:span></text:p>
          </table:table-cell>
        </table:table-row>
        <table:table-row>
          <table:table-cell table:style-name="TableCell1">
            <text:p text:style-name="P2"><text:span text:style-name="T1">Agent -create &lt;15 chars</text:span></text:p>
          </table:table-cell>
          <table:table-cell table:style-name="TableCell1">
            <text:p text:style-name="P2"><text:span text:style-name="T1">Check that create account is accepted, spaces added to account nam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one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000001 000000 00000000 one <text:s text:c="11"/>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gt;15 chars</text:span></text:p>
          </table:table-cell>
          <table:table-cell table:style-name="TableCell1">
            <text:p text:style-name="P2"><text:span text:style-name="T1">Reject account name with &gt;15 character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sixteen__digits_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  <text:p text:style-name="P2"><text:span text:style-name="T1">Account names must be 1-15 characters. enter new account name:</text:span></text:p>
          </table:table-cell>
        </table:table-row>
      </table:table>
      <text:p text:style-name="P1"><text:span text:style-name="T1"/></text:p>
      <text:p text:style-name="P3"><text:span text:style-name="T1"/></text:p>
      <table:table table:name="Table3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DELETE</text:span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>Agent -delete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qui.txt</text:span></text:p>
          </table:table-cell>
        </table:table-row>
        <table:table-row>
          <table:table-cell table:style-name="TableCell1">
            <text:p text:style-name="P2"><text:span text:style-name="T1">Agent -delete num</text:span></text:p>
          </table:table-cell>
          <table:table-cell table:style-name="TableCell1">
            <text:p text:style-name="P2"><text:span text:style-name="T1">Check that agent is prompted for account nam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.txt</text:span></text:p>
          </table:table-cell>
        </table:table-row>
        <table:table-row>
          <table:table-cell table:style-name="TableCell1">
            <text:p text:style-name="P2"><text:span text:style-name="T1">Agent -delete name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am.txt</text:span></text:p>
          </table:table-cell>
        </table:table-row>
        <table:table-row>
          <table:table-cell table:style-name="TableCell1">
            <text:p text:style-name="P2"><text:span text:style-name="T1">Agent -delete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ne.txt</text:span></text:p>
          </table:table-cell>
        </table:table-row>
        <table:table-row>
          <table:table-cell table:style-name="TableCell1">
            <text:p text:style-name="P2"><text:span text:style-name="T1">Agent -delete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logout</text:span></text:p>
            <text:p text:style-name="P2"><text:span text:style-name="T1"/></text:p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<text:span text:style-name="T1">ap_dp_xct.txt</text:span></text:p>
          </table:table-cell>
        </table:table-row>
        <table:table-row>
          <table:table-cell table:style-name="TableCell1">
            <text:p text:style-name="P2"><text:span text:style-name="T1">Agent -delete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fifteen_digits_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p_num_sml.txt</text:span></text:p>
          </table:table-cell>
          <table:table-cell table:style-name="TableCell1">
            <text:p text:style-name="P2"><text:span text:style-name="T1">ap_dp_num_sml.txt</text:span></text:p>
          </table:table-cell>
        </table:table-row>
        <table:table-row>
          <table:table-cell table:style-name="TableCell1">
            <text:p text:style-name="P2"><text:span text:style-name="T1">Agent -delete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big.txt</text:span></text:p>
          </table:table-cell>
        </table:table-row>
        <table:table-row>
          <table:table-cell table:style-name="TableCell1">
            <text:p text:style-name="P2"><text:span text:style-name="T1">Agent -delete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abc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str.txt</text:span></text:p>
          </table:table-cell>
        </table:table-row>
        <table:table-row>
          <table:table-cell table:style-name="TableCell1">
            <text:p text:style-name="P2"><text:span text:style-name="T1">Agent -delete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neg.txt</text:span></text:p>
          </table:table-cell>
        </table:table-row>
        <table:table-row>
          <table:table-cell table:style-name="TableCell1">
            <text:p text:style-name="P2"><text:span text:style-name="T1">Agent -delete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ec.txt</text:span></text:p>
          </table:table-cell>
        </table:table-row>
        <table:table-row>
          <table:table-cell table:style-name="TableCell1">
            <text:p text:style-name="P2"><text:span text:style-name="T1">Agent -delete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zer.txt</text:span></text:p>
          </table:table-cell>
        </table:table-row>
        <table:table-row>
          <table:table-cell table:style-name="TableCell1">
            <text:p text:style-name="P2"><text:span text:style-name="T1">Agent -delete &lt;15 characters</text:span></text:p>
          </table:table-cell>
          <table:table-cell table:style-name="TableCell1">
            <text:p text:style-name="P2"><text:span text:style-name="T1">Check that spaces are properly add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nam_sml.txt</text:span></text:p>
          </table:table-cell>
          <table:table-cell table:style-name="TableCell1">
            <text:p text:style-name="P2"><text:span text:style-name="T1">ap_dp_nam_sml.txt</text:span></text:p>
          </table:table-cell>
        </table:table-row>
        <table:table-row>
          <table:table-cell table:style-name="TableCell1">
            <text:p text:style-name="P2"><text:span text:style-name="T1">Agent -delete &gt;15 characters</text:span></text:p>
          </table:table-cell>
          <table:table-cell table:style-name="TableCell1">
            <text:p text:style-name="P2"><text:span text:style-name="T1">Reject account name that's too lo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very_long_account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am_big.txt</text:span></text:p>
          </table:table-cell>
        </table:table-row>
        <table:table-row>
          <table:table-cell table:style-name="TableCell1">
            <text:p text:style-name="P2"><text:span text:style-name="T1">Agent -delete number</text:span></text:p>
          </table:table-cell>
          <table:table-cell table:style-name="TableCell1">
            <text:p text:style-name="P2"><text:span text:style-name="T1">Check that numbers are accepted as account name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nam_int.txt</text:span></text:p>
          </table:table-cell>
          <table:table-cell table:style-name="TableCell1">
            <text:p text:style-name="P2"><text:span text:style-name="T1">ap_dp_nam_int.txt</text:span></text:p>
          </table:table-cell>
        </table:table-row>
      </table:table>
      <text:p text:style-name="P3"><text:span text:style-name="T1"/></text:p>
      <text:p text:style-name="P3"><text:span text:style-name="T1"/></text:p>
      <table:table table:name="Table4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DEPOSIT</text:span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>Agent -deposit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qui.txt</text:span></text:p>
          </table:table-cell>
        </table:table-row>
        <table:table-row>
          <table:table-cell table:style-name="TableCell1">
            <text:p text:style-name="P2"><text:span text:style-name="T1">Agent -deposit num</text:span></text:p>
          </table:table-cell>
          <table:table-cell table:style-name="TableCell1">
            <text:p text:style-name="P2"><text:span text:style-name="T1">Check that agent is prompted for deposit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.txt</text:span></text:p>
          </table:table-cell>
        </table:table-row>
        <table:table-row>
          <table:table-cell table:style-name="TableCell1">
            <text:p text:style-name="P2"><text:span text:style-name="T1">Agent -deposit amt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.txt</text:span></text:p>
          </table:table-cell>
        </table:table-row>
        <table:table-row>
          <table:table-cell table:style-name="TableCell1">
            <text:p text:style-name="P2"><text:span text:style-name="T1">Agent -deposit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dne.txt</text:span></text:p>
          </table:table-cell>
        </table:table-row>
        <table:table-row>
          <table:table-cell table:style-name="TableCell1">
            <text:p text:style-name="P2"><text:span text:style-name="T1">Agent -deposit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23456</text:span></text:p>
            <text:p text:style-name="P2"><text:span text:style-name="T1">99999999</text:span></text:p>
            <text:p text:style-name="P2"><text:span text:style-name="T1">logout</text:span></text:p>
            <text:p text:style-name="P2"><text:span text:style-name="T1"/></text:p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<text:span text:style-name="T1">ap_dp_xct.txt</text:span></text:p>
          </table:table-cell>
        </table:table-row>
        <table:table-row>
          <table:table-cell table:style-name="TableCell1">
            <text:p text:style-name="P2"><text:span text:style-name="T1">Agent -deposit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p_num_sml.txt</text:span></text:p>
          </table:table-cell>
          <table:table-cell table:style-name="TableCell1">
            <text:p text:style-name="P2"><text:span text:style-name="T1">ap_dp_num_sml.txt</text:span></text:p>
          </table:table-cell>
        </table:table-row>
        <table:table-row>
          <table:table-cell table:style-name="TableCell1">
            <text:p text:style-name="P2"><text:span text:style-name="T3">Agent -deposit &gt;6 digits</text:span></text:p>
          </table:table-cell>
          <table:table-cell table:style-name="TableCell1">
            <text:p text:style-name="P2"><text:span text:style-name="T3">Reject account number with &gt;6 digits</text:span></text:p>
          </table:table-cell>
          <table:table-cell table:style-name="TableCell1">
            <text:p text:style-name="P2"><text:span text:style-name="T3">login</text:span></text:p>
            <text:p text:style-name="P2"><text:span text:style-name="T3">agent</text:span></text:p>
            <text:p text:style-name="P2"><text:span text:style-name="T3">deposit</text:span></text:p>
            <text:p text:style-name="P2"><text:span text:style-name="T3">1234567</text:span></text:p>
            <text:p text:style-name="P2"><text:span text:style-name="T3">quit</text:span></text:p>
          </table:table-cell>
          <table:table-cell table:style-name="TableCell1">
            <text:p text:style-name="P2"><text:span text:style-name="T3">accountList_empty.txt</text:span></text:p>
          </table:table-cell>
          <table:table-cell table:style-name="TableCell1">
            <text:p text:style-name="P2"><text:span text:style-name="T3">-</text:span></text:p>
          </table:table-cell>
          <table:table-cell table:style-name="TableCell1">
            <text:p text:style-name="P2"><text:span text:style-name="T3">ap_dp_num_big.txt</text:span></text:p>
          </table:table-cell>
        </table:table-row>
        <table:table-row>
          <table:table-cell table:style-name="TableCell1">
            <text:p text:style-name="P2"><text:span text:style-name="T3">Agent -deposit 6 non digits</text:span></text:p>
          </table:table-cell>
          <table:table-cell table:style-name="TableCell1">
            <text:p text:style-name="P2"><text:span text:style-name="T3">Reject account number that is not an int</text:span></text:p>
          </table:table-cell>
          <table:table-cell table:style-name="TableCell1">
            <text:p text:style-name="P2"><text:span text:style-name="T3">login</text:span></text:p>
            <text:p text:style-name="P2"><text:span text:style-name="T3">agent</text:span></text:p>
            <text:p text:style-name="P2"><text:span text:style-name="T3">deposit</text:span></text:p>
            <text:p text:style-name="P2"><text:span text:style-name="T3">abc</text:span></text:p>
            <text:p text:style-name="P2"><text:span text:style-name="T3">quit</text:span></text:p>
          </table:table-cell>
          <table:table-cell table:style-name="TableCell1">
            <text:p text:style-name="P2"><text:span text:style-name="T3">accountList_empty.txt</text:span></text:p>
          </table:table-cell>
          <table:table-cell table:style-name="TableCell1">
            <text:p text:style-name="P2"><text:span text:style-name="T3">-</text:span></text:p>
          </table:table-cell>
          <table:table-cell table:style-name="TableCell1">
            <text:p text:style-name="P2"><text:span text:style-name="T3">ap_dp_num_str.txt</text:span></text:p>
          </table:table-cell>
        </table:table-row>
        <table:table-row>
          <table:table-cell table:style-name="TableCell1">
            <text:p text:style-name="P2"><text:span text:style-name="T1">Agent -deposit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neg.txt</text:span></text:p>
          </table:table-cell>
        </table:table-row>
        <table:table-row>
          <table:table-cell table:style-name="TableCell1">
            <text:p text:style-name="P2"><text:span text:style-name="T1">Agent -deposit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ec.txt</text:span></text:p>
          </table:table-cell>
        </table:table-row>
        <table:table-row>
          <table:table-cell table:style-name="TableCell1">
            <text:p text:style-name="P2"><text:span text:style-name="T1">Agent -deposit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zer.txt</text:span></text:p>
          </table:table-cell>
        </table:table-row>
        <table:table-row>
          <table:table-cell table:style-name="TableCell1">
            <text:p text:style-name="P2"><text:span text:style-name="T1">Agent -deposit amount string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$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str.txt</text:span></text:p>
          </table:table-cell>
        </table:table-row>
        <table:table-row>
          <table:table-cell table:style-name="TableCell1">
            <text:p text:style-name="P2"><text:span text:style-name="T1">Agent -deposit amount decimal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dec.txt</text:span></text:p>
          </table:table-cell>
        </table:table-row>
        <table:table-row>
          <table:table-cell table:style-name="TableCell1">
            <text:p text:style-name="P2"><text:span text:style-name="T1">Agent -deposit amount negative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neg.txt</text:span></text:p>
          </table:table-cell>
        </table:table-row>
        <table:table-row>
          <table:table-cell table:style-name="TableCell1">
            <text:p text:style-name="P2"><text:span text:style-name="T1">Agent -deposit amount zero</text:span></text:p>
          </table:table-cell>
          <table:table-cell table:style-name="TableCell1">
            <text:p text:style-name="P2"><text:span text:style-name="T1">Reject deposit amount of 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zer.txt</text:span></text:p>
          </table:table-cell>
        </table:table-row>
        <table:table-row>
          <table:table-cell table:style-name="TableCell1">
            <text:p text:style-name="P2"><text:span text:style-name="T1">Agent -deposit &gt;99999999</text:span></text:p>
          </table:table-cell>
          <table:table-cell table:style-name="TableCell1">
            <text:p text:style-name="P2"><text:span text:style-name="T1">Reject deposit amount above lim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0000000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big.txt</text:span></text:p>
          </table:table-cell>
        </table:table-row>
        <table:table-row>
          <table:table-cell table:style-name="TableCell1">
            <text:p text:style-name="P2"><text:span text:style-name="T1">Agent -deposit amount short</text:span></text:p>
          </table:table-cell>
          <table:table-cell table:style-name="TableCell1">
            <text:p text:style-name="P2"><text:span text:style-name="T1">Ensure zeros padded to small depo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amt_sml.txt</text:span></text:p>
          </table:table-cell>
          <table:table-cell table:style-name="TableCell1">
            <text:p text:style-name="P2"><text:span text:style-name="T1">ap_dp_amt_sml.txt</text:span></text:p>
          </table:table-cell>
        </table:table-row>
      </table:table>
      <text:p text:style-name="P3"><text:span text:style-name="T1"/></text:p>
      <table:table table:name="Table5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the withdraw function on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8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Updated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Accepts transaction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the withdraw function with an amount higher than $999,999.99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1000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Denied transaction greater than $999,999.99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withdraw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.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Can accept or deny, based on how we handle 0 amounts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withdraw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-1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mount to be withdrawn:</text:span></text:p>
            <text:p text:style-name="P2"><text:span text:style-name="T1">deny transaction of negative am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withdraw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withdraw from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  <text:p text:style-name="P2"><text:span text:style-name="T1"/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reject invalid number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withdrawal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  <text:p text:style-name="P2"><text:span text:style-name="T1"/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/></text:p>
          </table:table-cell>
        </table:table-row>
      </table:table>
      <text:p text:style-name="P3"><text:span text:style-name="T1"/></text:p>
      <text:p text:style-name="P3"><text:span text:style-name="T1"/></text:p>
      <table:table table:name="Table6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a transfer in agent under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8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/></text:p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Accepts transaction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a transfer in agent with an amount great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10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  <text:p text:style-name="P2"><text:span text:style-name="T1"/></text:p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Deny amount greater than $1,000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transf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  <text:p text:style-name="P2"><text:span text:style-name="T1"/></text:p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Deny transaction of 0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 transfer with a value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-1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n account to transfer from:<text:line-break/>enter an account to transfer to:</text:span></text:p>
            <text:p text:style-name="P2"><text:span text:style-name="T1">enter an amount to be transferred:</text:span></text:p>
            <text:p text:style-name="P2"><text:span text:style-name="T1">Deny negative value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from invalid account</text:span></text:p>
          </table:table-cell>
          <table:table-cell table:style-name="TableCell1">
            <text:p text:style-name="P2"><text:span text:style-name="T1">Test if we can transfer from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  <text:p text:style-name="P2"><text:span text:style-name="T1">Deny invalid acc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 to invalid account</text:span></text:p>
          </table:table-cell>
          <table:table-cell table:style-name="TableCell1">
            <text:p text:style-name="P2"><text:span text:style-name="T1">Test if we can transfer to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  <text:p text:style-name="P2"><text:span text:style-name="T1">account to transfer to:</text:span></text:p>
            <text:p text:style-name="P2"><text:span text:style-name="T1">Deny invalid acc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 immediate logout</text:span></text:p>
          </table:table-cell>
          <table:table-cell table:style-name="TableCell1">
            <text:p text:style-name="P2"><text:span text:style-name="T1">Test the response of logging out while in a transactio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</table:table-cell>
        </table:table-row>
      </table:table>
      <text:p text:style-name="P1"><text:span text:style-name="T1"/></text:p>
      <text:p text:style-name="P1"><text:span text:style-name="T1">General Tests</text:span></text:p>
      <table:table table:name="Table7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Input before login</text:span></text:p>
          </table:table-cell>
          <table:table-cell table:style-name="TableCell1">
            <text:p text:style-name="P2"><text:span text:style-name="T1">No command should be accepted before a login</text:span></text:p>
          </table:table-cell>
          <table:table-cell table:style-name="TableCell1">
            <text:p text:style-name="P2"><text:span text:style-name="T1">create</text:span></text:p>
            <text:p text:style-name="P2"><text:span text:style-name="T1">delete</text:span></text:p>
            <text:p text:style-name="P2"><text:span text:style-name="T1">deposit</text:span></text:p>
            <text:p text:style-name="P2"><text:span text:style-name="T1">withdraw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Possible prompts to tell user to login first.</text:span></text:p>
          </table:table-cell>
        </table:table-row>
        <table:table-row>
          <table:table-cell table:style-name="TableCell1">
            <text:p text:style-name="P2"><text:span text:style-name="T1">Login after login (null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login</text:span></text:p>
            <text:p text:style-name="P2"><text:span text:style-name="T1">logout</text:span></text:p>
            <text:p text:style-name="P2"><text:span text:style-name="T1"/></text:p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Request retail or agent mode:</text:span></text:p>
            <text:p text:style-name="P2"><text:span text:style-name="T1">Invalid input response.</text:span></text:p>
          </table:table-cell>
        </table:table-row>
        <table:table-row>
          <table:table-cell table:style-name="TableCell1">
            <text:p text:style-name="P2"><text:span text:style-name="T1">Login after login (retail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login</text:span></text:p>
            <text:p text:style-name="P2"><text:span text:style-name="T1">logout</text:span></text:p>
            <text:p text:style-name="P2"><text:span text:style-name="T1"/></text:p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Request retail or agent mode:</text:span></text:p>
            <text:p text:style-name="P2"><text:span text:style-name="T1">accept login</text:span></text:p>
            <text:p text:style-name="P2"><text:span text:style-name="T1">Invalid input response.</text:span></text:p>
          </table:table-cell>
        </table:table-row>
        <table:table-row>
          <table:table-cell table:style-name="TableCell1">
            <text:p text:style-name="P2"><text:span text:style-name="T1">Login after login (agent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login</text:span></text:p>
            <text:p text:style-name="P2"><text:span text:style-name="T1">logout</text:span></text:p>
            <text:p text:style-name="P2"><text:span text:style-name="T1"/></text:p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Request retail or agent mode:</text:span></text:p>
            <text:p text:style-name="P2"><text:span text:style-name="T1">accept login</text:span></text:p>
            <text:p text:style-name="P2"><text:span text:style-name="T1">Invalid input response.</text:span></text:p>
          </table:table-cell>
        </table:table-row>
        <table:table-row>
          <table:table-cell table:style-name="TableCell1">
            <text:p text:style-name="P2"><text:span text:style-name="T1">quit command</text:span></text:p>
          </table:table-cell>
          <table:table-cell table:style-name="TableCell1">
            <text:p text:style-name="P2"><text:span text:style-name="T1">Test that our quit command works</text:span></text:p>
          </table:table-cell>
          <table:table-cell table:style-name="TableCell1">
            <text:p text:style-name="P2"><text:span text:style-name="T1">quit<text:line-break/></text:span></text:p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>login quit</text:span></text:p>
          </table:table-cell>
          <table:table-cell table:style-name="TableCell1">
            <text:p text:style-name="P2"><text:span text:style-name="T1">Test that our quit command work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>Input</text:span></text:p>
            <text:p text:style-name="P2"><text:span text:style-name="T1">-string</text:span></text:p>
            <text:p text:style-name="P2"><text:span text:style-name="T1">-decimals</text:span></text:p>
            <text:p text:style-name="P2"><text:span text:style-name="T1">-internal spaces</text:span></text:p>
            <text:p text:style-name="P2"><text:span text:style-name="T1">-leading/trailing whitespace</text:span></text:p>
            <text:p text:style-name="P2"><text:span text:style-name="T1">-binary?</text:span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</table:table-row>
      </table:table>
      <text:p text:style-name="P1"><text:span text:style-name="T1">Round 2 Questions:</text:span></text:p>
      <text:p text:style-name="P1"><text:span text:style-name="T1">1- Should newline and other special characters be accepted for an account name?</text:span></text:p>
      <text:p text:style-name="P1"><text:span text:style-name="T1"/></text:p>
      <text:p text:style-name="P1"><text:span text:style-name="T1">Assumed no</text:span></text:p>
      <text:p text:style-name="P1"><text:span text:style-name="T1"/></text:p>
      <text:p text:style-name="P1"><text:span text:style-name="T1">2- For the transaction record for create, would AAAAAA be the new account number?</text:span></text:p>
      <text:p text:style-name="P1"><text:span text:style-name="T1"/></text:p>
      <text:p text:style-name="P1"><text:span text:style-name="T1">Assumed yes, NNNN... would be the new name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3- Does quit command still write out the transaction summary file?</text:span></text:p>
      <text:p text:style-name="P1"><text:span text:style-name="T1"/></text:p>
      <text:p text:style-name="P1"><text:span text:style-name="T1">4- What do we want to happen when user enter bad input (our choice)?</text:span></text:p>
      <text:p text:style-name="P1"><text:span text:style-name="T1"/></text:p>
      <text:p text:style-name="P1"><text:span text:style-name="T1">5- what if there are no valid accounts (empty file)? Does the front end tell the user?</text:span></text:p>
      <text:p text:style-name="P1"><text:span text:style-name="T1"/></text:p>
      <text:p text:style-name="P1"><text:span text:style-name="T1">6- How do we want to handle 0 inpu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